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Chapter 9 <text:s/><text:line-break/>Working with Styles</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ebo kliknutí pravým tlačítkem v závislosti na nastavení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Creating custom (new) styles<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Style inheritance<text:tab/>6</text:a></text:p>
          <text:p text:style-name="P50"><text:a xlink:type="simple" xlink:href="#__RefHeading___Toc33390_328704908" text:style-name="Index_20_Link" text:visited-style-name="Index_20_Link">Example: Changing a property of a parent style<text:tab/>7</text:a></text:p>
          <text:p text:style-name="P39"><text:a xlink:type="simple" xlink:href="#__RefHeading__45005_858869150" text:style-name="Index_20_Link" text:visited-style-name="Index_20_Link">Working with paragraph styles<text:tab/>7</text:a></text:p>
          <text:p text:style-name="P49"><text:a xlink:type="simple" xlink:href="#__RefHeading___Toc40043_328704908" text:style-name="Index_20_Link" text:visited-style-name="Index_20_Link">Indents &amp; Spacing </text:a><text:a xlink:type="simple" xlink:href="#__RefHeading___Toc40043_328704908" text:style-name="Index_20_Link" text:visited-style-name="Index_20_Link">tab</text:a><text:a xlink:type="simple" xlink:href="#__RefHeading___Toc40043_328704908" text:style-name="Index_20_Link" text:visited-style-name="Index_20_Link"><text:tab/>7</text:a></text:p>
          <text:p text:style-name="P49"><text:a xlink:type="simple" xlink:href="#__RefHeading___Toc40045_328704908" text:style-name="Index_20_Link" text:visited-style-name="Index_20_Link">Alignment </text:a><text:a xlink:type="simple" xlink:href="#__RefHeading___Toc40045_328704908" text:style-name="Index_20_Link" text:visited-style-name="Index_20_Link">tab</text:a><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Text flow options for paragraph styles<text:tab/>9</text:a></text:p>
          <text:p text:style-name="P49"><text:a xlink:type="simple" xlink:href="#__RefHeading__45013_858869150" text:style-name="Index_20_Link" text:visited-style-name="Index_20_Link">Font options for the paragraph style<text:tab/>11</text:a></text:p>
          <text:p text:style-name="P50"><text:a xlink:type="simple" xlink:href="#__RefHeading__45015_858869150" text:style-name="Index_20_Link" text:visited-style-name="Index_20_Link">Specifying a relative font size<text:tab/>11</text:a></text:p>
          <text:p text:style-name="P50"><text:a xlink:type="simple" xlink:href="#__RefHeading__45017_858869150" text:style-name="Index_20_Link" text:visited-style-name="Index_20_Link">Selecting a language for a paragraph style<text:tab/>11</text:a></text:p>
          <text:p text:style-name="P49"><text:a xlink:type="simple" xlink:href="#__RefHeading__45019_858869150" text:style-name="Index_20_Link" text:visited-style-name="Index_20_Link">Options for positioning text<text:tab/>12</text:a></text:p>
          <text:p text:style-name="P50"><text:a xlink:type="simple" xlink:href="#__RefHeading__45021_858869150" text:style-name="Index_20_Link" text:visited-style-name="Index_20_Link">Example: Rotating the text in a paragraph styl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Controlling tab stops<text:tab/>14</text:a></text:p>
          <text:p text:style-name="P49"><text:a xlink:type="simple" xlink:href="#__RefHeading__45027_858869150" text:style-name="Index_20_Link" text:visited-style-name="Index_20_Link">Outline &amp; Numbering </text:a><text:a xlink:type="simple" xlink:href="#__RefHeading__45027_858869150" text:style-name="Index_20_Link" text:visited-style-name="Index_20_Link">tab</text:a><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Setting up a drop cap<text:tab/>15</text:a></text:p>
          <text:p text:style-name="P49"><text:a xlink:type="simple" xlink:href="#__RefHeading__45031_858869150" text:style-name="Index_20_Link" text:visited-style-name="Index_20_Link">Background (area), highlighting, and transparency<text:tab/>15</text:a></text:p>
          <text:p text:style-name="P49"><text:a xlink:type="simple" xlink:href="#__RefHeading___Toc17927_2381650772" text:style-name="Index_20_Link" text:visited-style-name="Index_20_Link">Karta Ohraničení<text:tab/>16</text:a></text:p>
          <text:p text:style-name="P49"><text:a xlink:type="simple" xlink:href="#__RefHeading___Toc332632_2418320379" text:style-name="Index_20_Link" text:visited-style-name="Index_20_Link">Using conditional paragraph styles<text:tab/>16</text:a></text:p>
          <text:p text:style-name="P39"><text:a xlink:type="simple" xlink:href="#__RefHeading___Toc332634_2418320379" text:style-name="Index_20_Link" text:visited-style-name="Index_20_Link">Working with character styles<text:tab/>18</text:a></text:p>
          <text:p text:style-name="P49"><text:a xlink:type="simple" xlink:href="#__RefHeading__29552012" text:style-name="Index_20_Link" text:visited-style-name="Index_20_Link">Creating a new character style<text:tab/>18</text:a></text:p>
          <text:p text:style-name="P39"><text:a xlink:type="simple" xlink:href="#__RefHeading__45041_858869150" text:style-name="Index_20_Link" text:visited-style-name="Index_20_Link">Working with frame styles<text:tab/>18</text:a></text:p>
          <text:p text:style-name="P49"><text:a xlink:type="simple" xlink:href="#__RefHeading__45043_858869150" text:style-name="Index_20_Link" text:visited-style-name="Index_20_Link">How frame styles work<text:tab/>19</text:a></text:p>
          <text:p text:style-name="P49"><text:a xlink:type="simple" xlink:href="#__RefHeading__45045_858869150" text:style-name="Index_20_Link" text:visited-style-name="Index_20_Link">Planning the styles<text:tab/>19</text:a></text:p>
          <text:p text:style-name="P49"><text:a xlink:type="simple" xlink:href="#__RefHeading__10181_2112858258" text:style-name="Index_20_Link" text:visited-style-name="Index_20_Link">Creating new frame styles<text:tab/>20</text:a></text:p>
          <text:p text:style-name="P39"><text:a xlink:type="simple" xlink:href="#__RefHeading__45049_858869150" text:style-name="Index_20_Link" text:visited-style-name="Index_20_Link">Working with page styles<text:tab/>20</text:a></text:p>
          <text:p text:style-name="P49"><text:a xlink:type="simple" xlink:href="#__RefHeading__45051_858869150" text:style-name="Index_20_Link" text:visited-style-name="Index_20_Link">Creating a new page style<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General settings for the page style<text:tab/>20</text:a></text:p>
          <text:p text:style-name="P49"><text:a xlink:type="simple" xlink:href="#__RefHeading__45059_858869150" text:style-name="Index_20_Link" text:visited-style-name="Index_20_Link">Area and Border tabs<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Columns tab<text:tab/>22</text:a></text:p>
          <text:p text:style-name="P49"><text:a xlink:type="simple" xlink:href="#__RefHeading__45065_858869150" text:style-name="Index_20_Link" text:visited-style-name="Index_20_Link">Footnote tab<text:tab/>22</text:a></text:p>
          <text:p text:style-name="P39"><text:soft-page-break/><text:a xlink:type="simple" xlink:href="#__RefHeading__45067_858869150" text:style-name="Index_20_Link" text:visited-style-name="Index_20_Link">Working with list styles<text:tab/>22</text:a></text:p>
          <text:p text:style-name="P49"><text:a xlink:type="simple" xlink:href="#__RefHeading__45071_858869150" text:style-name="Index_20_Link" text:visited-style-name="Index_20_Link">Creating a new list style<text:tab/>23</text:a></text:p>
          <text:p text:style-name="P50"><text:a xlink:type="simple" xlink:href="#__RefHeading__45073_858869150" text:style-name="Index_20_Link" text:visited-style-name="Index_20_Link">Bullets, Numbering Styles, and Image tabs<text:tab/>23</text:a></text:p>
          <text:p text:style-name="P50"><text:a xlink:type="simple" xlink:href="#__RefHeading__45075_858869150" text:style-name="Index_20_Link" text:visited-style-name="Index_20_Link">Outline tab<text:tab/>23</text:a></text:p>
          <text:p text:style-name="P50"><text:a xlink:type="simple" xlink:href="#__RefHeading__45077_858869150" text:style-name="Index_20_Link" text:visited-style-name="Index_20_Link">Position tab<text:tab/>23</text:a></text:p>
          <text:p text:style-name="P50"><text:a xlink:type="simple" xlink:href="#__RefHeading__45079_858869150" text:style-name="Index_20_Link" text:visited-style-name="Index_20_Link">Customize tab<text:tab/>24</text:a></text:p>
          <text:p text:style-name="P49"><text:a xlink:type="simple" xlink:href="#__RefHeading__45083_858869150" text:style-name="Index_20_Link" text:visited-style-name="Index_20_Link">Example: Creating a simple list style<text:tab/>26</text:a></text:p>
          <text:p text:style-name="P50"><text:a xlink:type="simple" xlink:href="#__RefHeading__45085_858869150" text:style-name="Index_20_Link" text:visited-style-name="Index_20_Link">Creating the CDTracks numbered list<text:tab/>26</text:a></text:p>
          <text:p text:style-name="P50"><text:a xlink:type="simple" xlink:href="#__RefHeading__45087_858869150" text:style-name="Index_20_Link" text:visited-style-name="Index_20_Link">Applying the list style<text:tab/>26</text:a></text:p>
        </text:index-body>
      </text:table-of-content>
      <text:p text:style-name="Page_20_Break"/>
      <text:h text:style-name="P54" text:outline-level="1"><text:bookmark-start text:name="__RefHeading___Toc27771_1458413368"/>Úvod<text:bookmark-end text:name="__RefHeading___Toc27771_1458413368"/></text:h>
      <text:p text:style-name="P8">Chapter 8, Introduction to Styles, describes the basics of how to use, apply, and manage styles. This chapter gives a more detailed description of how to create or modify some styles, using the many options available on the various pages of the Style dialog. It explains how these options affect the appearance of the style and how to use them efficiently.</text:p>
      <text:p text:style-name="P8">The Style dialogs share many of the same pages as the manual formatting dialogs, so this chapter can also help you apply manual formatting (though you do not need that if you use styles).</text:p>
      <text:h text:style-name="P52" text:outline-level="1"><text:bookmark-start text:name="__RefHeading__44993_858869150"/>Creating custom (new) styles<text:bookmark-end text:name="__RefHeading__44993_858869150"/></text:h>
      <text:p text:style-name="P8">In addition to using the predefined styles provided by LibreOffice, you can add new custom (user-defined) styles. In Chapter 8, three methods are given for creating a new style: drag-and-drop, the New Style from Selection icon on the Styles deck, and the Style dialog.</text:p>
      <text:p text:style-name="P8">The first two of these methods are convenient because you can check the visual effects that the style produces before creating it. However, for full control over the style (and its relationship to other styles, you need to use the Style dialog, as described in this chapter.</text:p>
      <text:list xml:id="list181754998048207" text:continue-numbering="true" text:style-name="Heading_20_Note">
        <text:list-item>
          <text:p text:style-name="P63">Poznámka</text:p>
        </text:list-item>
      </text:list>
      <text:p text:style-name="P34">Table styles are created in a different way, as described in Chapter 13, Tables of Data.</text:p>
      <text:h text:style-name="P55" text:outline-level="2"><text:bookmark-start text:name="__RefHeading__44995_858869150"/>dialogové okno Styl<text:bookmark-end text:name="__RefHeading__44995_858869150"/></text:h>
      <text:p text:style-name="P8">Open the Styles deck on the Sidebar. Select the category of style you want to create by clicking on the appropriate icon on the top part of the Styles deck.</text:p>
      <text:p text:style-name="P8">Right-click in the window and select New from the context menu. The dialog that is displayed depends on the type of style you selected. Many of the pages are the same as those used when applying manual formatting. Therefore, if you are familiar with manual formatting, you may already know how to use most of the options.</text:p>
      <text:list xml:id="list360328694" text:style-name="Heading_20_Tip">
        <text:list-item>
          <text:p text:style-name="P67">Tip</text:p>
        </text:list-item>
      </text:list>
      <text:p text:style-name="P33">The dialogs used to create a new style and to modify an existing style are mostly the same, but with one exception: conditional styles have a different dialog. See “<text:bookmark-ref text:reference-format="text" text:ref-name="__RefHeading___Toc332632_2418320379">Using conditional paragraph styles</text:bookmark-ref>” on pag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The <text:span text:style-name="Emphasis">Organizer</text:span> tab, shown in Figure <text:sequence-ref text:reference-format="value" text:ref-name="refFigure0">1</text:sequence-ref>, is common to all style categories (except Table styles), with only small differences between them. Therefore, it is described only once.</text:p>
      <text:p text:style-name="P45">Depending on the style you are creating, you will find the following fields on this tab:</text:p>
      <text:list xml:id="list2840304294" text:style-name="List_20_1">
        <text:list-item>
          <text:p text:style-name="P68"><text:span text:style-name="Strong_20_Emphasis">Name:</text:span> present on all the categories. Use this field to name the style you are creating.</text:p>
        </text:list-item>
        <text:list-item text:style-override="OOoBullets_20_1">
          <text:p text:style-name="P69"><text:span text:style-name="Strong_20_Emphasis">AutoUpdate:</text:span> only present for paragraph and frame styles. If this option is selected, then Writer will apply any manual modification to a paragraph or frame formatted with that style to the style itself.</text:p>
        </text:list-item>
      </text:list>
      <text:list xml:id="list1045835451" text:style-name="Heading_20_Caution">
        <text:list-item>
          <text:p text:style-name="P62">Upozornění</text:p>
        </text:list-item>
      </text:list>
      <text:p text:style-name="P33">If you are in the habit of manually overriding styles in your document, be sure that AutoUpdate is not enabled, or you may suddenly find whole sections of your document reformatted unexpectedly.</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Figure <text:sequence text:ref-name="refFigure0" text:name="Figure" text:formula="ooow:Figure+1" style:num-format="1">1</text:sequence>: The Organizer tab displayed when a new Paragraph style is created</text:p></draw:text-box></draw:frame></text:p>
      <text:list xml:id="list2209090184" text:style-name="OOoBullets_20_1">
        <text:list-item text:start-value="1">
          <text:p text:style-name="P69"><text:span text:style-name="Strong_20_Emphasis">Next Style</text:span>: only available for paragraph and page styles. Use it to specify which style will be applied to the next element of the same type. For example, a left page style is usually followed by a right page style, a first page style followed by a left page style, a heading followed by a text body, and so on. </text:p>
        </text:list-item>
        <text:list-item text:style-override="List_20_1">
          <text:p text:style-name="P68"><text:span text:style-name="Strong_20_Emphasis">Inherit from</text:span>: available for paragraph, character, and frame styles; it determines the position of the style in the hierarchy. All the starting properties of the new style are inherited (copied) from the style specified here; see below for more information.</text:p>
        </text:list-item>
        <text:list-item text:style-override="List_20_1">
          <text:p text:style-name="P68"><text:span text:style-name="Strong_20_Emphasis">Category</text:span>: available for all styles; use it to associate the new style with one of the categories. Note that you cannot change the category of the predefined styles. Setting this field is useful when filtering the contents of the Styles deck.</text:p>
        </text:list-item>
        <text:list-item text:style-override="List_20_1">
          <text:p text:style-name="P68"><text:span text:style-name="Strong_20_Emphasis">Contains</text:span>: shows a summary of the properties of the style.</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Style inheritance<text:bookmark-end text:name="__RefHeading___Toc39765_328704908"/></text:h>
            <text:p text:style-name="P9">When creating a new paragraph style or a new character style, you can use an existing style as a starting point for its settings. In this sense, LibreOffice links the styles together.</text:p>
            <text:p text:style-name="P8">When style settings are inherited, a change in the parent style affects every style inherited from it. To see the connections between styles, switch to the <text:span text:style-name="Strong_20_Emphasis">Hierarchical view</text:span> on the Styles deck filter. For example, every Heading style (such as Heading 1, Heading 2) is inherited from a style called Heading. This relationship is illustrated in Figure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Figure <text:sequence text:ref-name="refFigure1" text:name="Figure" text:formula="ooow:Figure+1" style:num-format="1">2</text:sequence>: Hierarchical view of inheritance in styles</text:p></draw:text-box></draw:frame></text:p>
          </table:table-cell>
        </table:table-row>
      </table:table>
      <text:p text:style-name="P8">Inheritance is a method to create “families” of styles in which you can change their properties simultaneously. For example, if you decide that all the headings should be green (such as in this guide), you only need to change the font color of the parent style to achieve the desired result. However, changes made to a parameter of the parent style do not override changes previously made to the same parameter in the child styles. For example, if you change the Heading 2 font color to green, a change of the font color of the Heading style (the parent style) to red will not affect the Heading 2 font color.</text:p>
      <text:p text:style-name="P35">You can easily check which properties are specific to a style by looking at the <text:span text:style-name="Emphasis">Contains</text:span> section of the Organizer tab. If you want to reset the properties of a child style to that of the parent style, click the <text:span text:style-name="Strong_20_Emphasis">Standard</text:span> button located at the bottom of each Paragraph and Character style dialog.</text:p>
      <text:h text:style-name="P61" text:outline-level="3"><text:bookmark-start text:name="__RefHeading___Toc33390_328704908"/><text:soft-page-break/>Example: Changing a property of a parent style<text:bookmark-end text:name="__RefHeading___Toc33390_328704908"/></text:h>
      <text:p text:style-name="P29">Suppose that you want to change the font of not only Heading 1 or Heading 2, but all headings.</text:p>
      <text:p text:style-name="P8">Open the Styles deck, select the <text:span text:style-name="Emphasis">Paragraph Styles</text:span> category, right-click <text:span text:style-name="Strong_20_Emphasis">Heading</text:span>, then select <text:span text:style-name="Strong_20_Emphasis">Modify</text:span> to open the Paragraph Style dialog for the Heading style.</text:p>
      <text:p text:style-name="P36">Select the <text:span text:style-name="Emphasis">Font</text:span> tab, then select a font and click <text:span text:style-name="Strong_20_Emphasis">OK</text:span>. Now the fonts of all the heading styles (Heading 1 through Heading 10) are changed in a single operation.</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Figure <text:sequence text:ref-name="refFigure2" text:name="Figure" text:formula="ooow:Figure+1" style:num-format="1">3</text:sequence>: Select the Heading font</text:p></draw:text-box></draw:frame></text:p>
      <text:h text:style-name="P52" text:outline-level="1"><text:bookmark-start text:name="__RefHeading__45005_858869150"/>Working with paragraph styles<text:bookmark-end text:name="__RefHeading__45005_858869150"/></text:h>
      <text:p text:style-name="P8">Although this section describes most of the parameters scattered over the tabbed pages shown in Figure <text:sequence-ref text:reference-format="value" text:ref-name="refFigure2">3</text:sequence-ref>, you do not need to configure them all. In most cases, you need to modify only a few attributes, particularly if you link styles or base the new style on a similar one.</text:p>
      <text:h text:style-name="P55" text:outline-level="2"><text:bookmark-start text:name="__RefHeading___Toc40043_328704908"/>Indents &amp; Spacing tab<text:bookmark-end text:name="__RefHeading___Toc40043_328704908"/></text:h>
      <text:p text:style-name="P8">On the <text:span text:style-name="Emphasis">Indents &amp; Spacing</text:span> tab (Figure <text:sequence-ref text:reference-format="value" text:ref-name="refFigure3">4</text:sequence-ref>), you can set up the indentation of the paragraph and the spacing between lines and between one paragraph and the paragraphs above and below.</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Figure <text:sequence text:ref-name="refFigure3" text:name="Figure" text:formula="ooow:Figure+1" style:num-format="1">4</text:sequence>: Settings on the Indents and Spacing tab of a paragraph style dialog</text:p></draw:text-box></draw:frame></text:p>
      <text:p text:style-name="P45"><text:soft-page-break/>Use the <text:span text:style-name="Emphasis">Indent</text:span> section of the tab to set up the indentation, using these parameters:</text:p>
      <text:list xml:id="list1837546128" text:style-name="List_20_1">
        <text:list-item text:start-value="1">
          <text:p text:style-name="P68"><text:span text:style-name="Strong_20_Emphasis">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item>
          <text:p text:style-name="P68"><text:span text:style-name="Strong_20_Emphasis">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start-value="1" text:style-override="OOoBullets_20_1">
          <text:p text:style-name="P69"><text:span text:style-name="Strong_20_Emphasis">First line</text:span>: enter the offset in this box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P68"><text:span text:style-name="Strong_20_Emphasis">Automatic</text:span>: select this box to allow Writer to automatically control the indentation of the first line. The value is calculated by Writer on the basis of the font size and other parameters.</text:p>
        </text:list-item>
      </text:list>
      <text:p text:style-name="P8">Use the <text:span text:style-name="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 You can select the option to remove space between paragraphs of the same style. </text:p>
      <text:list xml:id="list181754393349112" text:continue-list="list181754998048207" text:style-name="Heading_20_Note">
        <text:list-item>
          <text:p text:style-name="P64">Poznámka</text:p>
        </text:list-item>
      </text:list>
      <text:p text:style-name="P25">An option in <text:span text:style-name="Strong_20_Emphasis">Tools &gt; Options &gt; LibreOffice Writer &gt; Compatibility</text:span> controls whether space above and space below are added together (the default) or if the larger space is the only one that applies. Další informace lze nalézt v kapitole 21, Přizpůsobujeme si Writer.</text:p>
      <text:p text:style-name="P45">The spacing between paragraphs does not affect the spacing between lines within a paragraph, which is controlled in the <text:span text:style-name="Emphasis">Line spacing</text:span> section. You can select one of the following values:</text:p>
      <text:list xml:id="list440998241" text:style-name="List_20_1">
        <text:list-item text:start-value="1">
          <text:p text:style-name="P68"><text:span text:style-name="Strong_20_Emphasis">Single</text:span>: the default setting—applies a single line spacing to the paragraph. This is calculated automatically based on the font size.</text:p>
        </text:list-item>
        <text:list-item>
          <text:p text:style-name="P72"><text:span text:style-name="Strong_20_Emphasis">1.15 lines</text:span>: sets the line spacing to 1.15 lines. This small increase often improves the appearance of text without using a lot of vertical space.</text:p>
        </text:list-item>
        <text:list-item>
          <text:p text:style-name="P68"><text:span text:style-name="Strong_20_Emphasis">1.5 lines</text:span>: sets the line spacing to 1.5 lines.</text:p>
        </text:list-item>
        <text:list-item>
          <text:p text:style-name="P68"><text:span text:style-name="Strong_20_Emphasis">Double</text:span>: sets the line spacing to 2 lines.</text:p>
        </text:list-item>
        <text:list-item>
          <text:p text:style-name="P68"><text:span text:style-name="Strong_20_Emphasis">Proportional</text:span>: activates the edit box next to the drop-down list where you can enter a percentage value. 100% means a single line spacing, 200% double line spacing and so on.</text:p>
        </text:list-item>
        <text:list-item>
          <text:p text:style-name="P68"><text:span text:style-name="Strong_20_Emphasis">At least</text:span>: this choice activates the edit box next to the drop-down list, where you can enter the minimum value (in your selected unit of measurement) to be used for the line spacing.</text:p>
        </text:list-item>
        <text:list-item>
          <text:p text:style-name="P68"><text:span text:style-name="Strong_20_Emphasis">Leading</text:span>: if this is selected, you can control the height of the vertical space between the base lines of two successive lines of text, by entering a value, which is summed with the value of single line spacing, into the edit box.</text:p>
        </text:list-item>
        <text:list-item>
          <text:p text:style-name="P68"><text:span text:style-name="Strong_20_Emphasis">Fixed</text:span>: this choice activates the edit box next to the drop-down list, where you can enter the exact value of the line spacing.</text:p>
        </text:list-item>
      </text:list>
      <text:list xml:id="list181754515062970" text:continue-list="list360328694" text:style-name="Heading_20_Tip">
        <text:list-item>
          <text:p text:style-name="Heading_20_Tip"><text:soft-page-break/>Tip</text:p>
        </text:list-item>
      </text:list>
      <text:p text:style-name="P25">When using different font sizes in the same paragraph, the line spacing may be uneven. To obtain evenly spaced lines, select <text:span text:style-name="Strong_20_Emphasis">Fixed</text:span> or <text:span text:style-name="Strong_20_Emphasis">At least</text:span> in the drop-down list and a value that is large enough to create a spacing between the lines sufficient to account for the largest font size used.</text:p>
      <text:p text:style-name="P31">The last parameter on this page is <text:alphabetical-index-mark-start text:id="IMark111429592"/><text:span text:style-name="Emphasis">Register-true</text:span><text:alphabetical-index-mark-end text:id="IMark111429592"/>. This is a typography term used in printing; it refers to the congruent imprint of the lines within a type area on the front and the back side of book pages, newspaper pages, and magazine pages. The register-true feature make these pages easier to read by preventing gray shadows from appearing through between the lines of text. The register-true term also refers to lines in adjacent text columns that are of the same height.</text:p>
      <text:p text:style-name="P8">When you define a paragraph, paragraph style, or page style as register-true, the base lines of the affected characters are aligned to an invisible vertical page grid, regardless of font size or of the presence of graphics. This aligns the baseline of each line of text to a vertical document grid, so that each line is the same height.</text:p>
      <text:p text:style-name="P8">To use this feature, you must first activate the Register-true option for the current page style (refer to “<text:bookmark-ref text:reference-format="text" text:ref-name="__RefHeading___Toc40047_328704908">General settings for the page style</text:bookmark-ref>” on page <text:bookmark-ref text:reference-format="page" text:ref-name="__RefHeading___Toc40047_328704908">21</text:bookmark-ref>). Then the Reference style and all the styles hierarchically dependent on it will have the Activate Register-True box selected. If you also want to activate the vertical grid for other styles (or not apply it to styles dependent on the reference style), you can specify that here.</text:p>
      <text:h text:style-name="P55" text:outline-level="2"><text:bookmark-start text:name="__RefHeading___Toc40045_328704908"/>Karta zarovnání<text:bookmark-end text:name="__RefHeading___Toc40045_328704908"/></text:h>
      <text:p text:style-name="P8">Use the <text:span text:style-name="Emphasis">Alignment</text:span> tab to modify the horizontal alignment of the text, choosing between Left, Right, Center, and Justified. The results of the selection are shown in a preview window on the right-hand side of the page.</text:p>
      <text:p text:style-name="P8">When selecting Justified alignment, you can also decide how Writer should treat the last line of the paragraph. By default, Writer aligns the last line to the left (Start), but you can choose to align it to the center or to justify it (meaning that the words on the last line will be spaced in order to occupy it fully). If you have selected to justify the last line and select the <text:span text:style-name="Strong_20_Emphasis">Expand single word</text:span> option, then when the last line of a justified paragraph consists of a single word, this word is stretched by inserting spaces between characters so that it occupies the full length of the line.</text:p>
      <text:p text:style-name="P8">The alignment page is also used to control the Text to Text vertical alignment, useful when you have mixed font sizes on the same row. Choose the element of the fonts on the line that will be aligned between Automatic, Base line, Top, Middle, Bottom. Refer to Figure <text:sequence-ref text:reference-format="value" text:ref-name="refFigure4">5</text:sequence-ref><text:s/>for a visual representation of these reference points.</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Figure <text:sequence text:ref-name="refFigure4" text:name="Figure" text:formula="ooow:Figure+1" style:num-format="1">5</text:sequence>: Text to text vertical alignment: Base line, Top, Middle, Bottom</text:p></draw:text-box></draw:frame></text:p>
      <text:h text:style-name="P55" text:outline-level="2"><text:bookmark-start text:name="__RefHeading__45011_858869150"/><text:alphabetical-index-mark-start text:id="IMark204966968" text:key1="paragraph styles"/>Text flow<text:alphabetical-index-mark-end text:id="IMark204966968"/> options for paragraph styles<text:bookmark-end text:name="__RefHeading__45011_858869150"/></text:h>
      <text:p text:style-name="P8">The <text:span text:style-name="Emphasis">Text Flow</text:span> tab (Figure <text:sequence-ref text:reference-format="value" text:ref-name="refFigure5">6</text:sequence-ref>), has three parts: Hyphenation, Breaks, and Options.</text:p>
      <text:p text:style-name="P46"><text:soft-page-break/>With <text:span text:style-name="Strong_20_Emphasis">Automatically</text:span> selected under <text:span text:style-name="Emphasis">Hyphenation</text:span>, three parameters are available:</text:p>
      <text:list xml:id="list983080980" text:style-name="List_20_1">
        <text:list-item text:start-value="1">
          <text:p text:style-name="P73"><text:span text:style-name="Strong_20_Emphasis">Characters at line end</text:span>: controls the minimum number of characters to be left on a line before inserting a hyphen.</text:p>
        </text:list-item>
        <text:list-item>
          <text:p text:style-name="P73"><text:span text:style-name="Strong_20_Emphasis">Characters at line begin</text:span>: controls the minimum number of characters that can be placed at the beginning of a new line following a hyphen.</text:p>
        </text:list-item>
        <text:list-item>
          <text:p text:style-name="P73"><text:span text:style-name="Strong_20_Emphasis">Maximum number of consecutive hyphens</text:span>: controls the number of consecutive lines that terminate with a hyphen. The typographical standard is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Figure <text:sequence text:ref-name="refFigure5" text:name="Figure" text:formula="ooow:Figure+1" style:num-format="1">6</text:sequence>: The options on the Text Flow tab of the Paragraph Style dialog</text:p></draw:text-box></draw:frame></text:p>
      <text:p text:style-name="P8">In the <text:span text:style-name="Emphasis">Breaks</text:span> section, you can require a paragraph to start on a new page or column, as well as specify the position of the break, the style of the new page, and the new page number. A typical use for this option is to ensure that the first page of a new chapter always starts on a new (usually right-hand) page.</text:p>
      <text:p text:style-name="P45">To always start a new page with a particular style (useful for starting chapters on a new page), choose the following settings:</text:p>
      <text:list xml:id="list181755652574645" text:continue-list="list2840304294" text:style-name="List_20_1">
        <text:list-item>
          <text:p text:style-name="P68">In the <text:span text:style-name="Emphasis">Breaks</text:span> section, select <text:span text:style-name="Strong_20_Emphasis">Insert</text:span>. Make sure that <text:span text:style-name="Emphasis">Type</text:span> is set to <text:span text:style-name="Strong_20_Emphasis">Page</text:span> and <text:span text:style-name="Emphasis">Position</text:span> is set to <text:span text:style-name="Strong_20_Emphasis">Before</text:span>.</text:p>
        </text:list-item>
        <text:list-item>
          <text:p text:style-name="P68">Select <text:span text:style-name="Strong_20_Emphasis">With Page Style</text:span> and choose the page style from the list.</text:p>
        </text:list-item>
        <text:list-item>
          <text:p text:style-name="P68">To continue page numbering from the previous chapter, leave <text:span text:style-name="Strong_20_Emphasis">Page number</text:span> set at 0. To restart each chapter’s page numbering at 1, set Page number to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If you want the first page of a new chapter to always start on a right page, make sure that the page style for the first chapter page is set for the right page only by making this selection in the Layout settings field on the <text:span text:style-name="Emphasis">Page</text:span> tab of the Page Style dialog.</text:p>
      <text:p text:style-name="P45">The <text:span text:style-name="Emphasis">Options</text:span> section of the <text:span text:style-name="Emphasis">Text Flow</text:span> tab provides settings to control what happens when a paragraph does not fit on the bottom of a page:</text:p>
      <text:list xml:id="list971327151" text:style-name="List_20_1">
        <text:list-item text:start-value="1">
          <text:p text:style-name="P68"><text:span text:style-name="Strong_20_Emphasis">Do not split paragraph</text:span>: If a paragraph does not fit on the bottom of one page, the entire paragraph moves to the top of the next page. This could cause a large blank space at the bottom on the page.</text:p>
        </text:list-item>
        <text:list-item>
          <text:p text:style-name="P68"><text:soft-page-break/><text:span text:style-name="Strong_20_Emphasis">Keep with next paragraph</text:span>: Use for headings or the lead-in sentence to a list, to ensure that it is not the last paragraph on a page.</text:p>
        </text:list-item>
        <text:list-item>
          <text:p text:style-name="P68"><text:span text:style-name="Strong_20_Emphasis">Orphan control</text:span> and <text:span text:style-name="Strong_20_Emphasis">Widow control</text:span>: Widows and orphans are typographic terms. An orphan is the first line of a paragraph alone at the bottom of a page or column. A widow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P55" text:outline-level="2"><text:bookmark-start text:name="__RefHeading__45013_858869150"/><text:alphabetical-index-mark-start text:id="IMark112989240" text:key1="paragraph styles"/>Font options<text:alphabetical-index-mark-end text:id="IMark112989240"/> for the paragraph style<text:bookmark-end text:name="__RefHeading__45013_858869150"/></text:h>
      <text:p text:style-name="P8">Three tabs of the Paragraph Style dialog are dedicated to settings controlling the appearance of the typeface: the <text:span text:style-name="Emphasis">Font</text:span>, <text:span text:style-name="Emphasis">Font Effects</text:span>, and <text:span text:style-name="Emphasis">Position</text:span> pages. The use of the first two tab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19</text:bookmark-ref>. Options that can be used when creating a paragraph style are described here.</text:p>
      <text:h text:style-name="P61" text:outline-level="3"><text:bookmark-start text:name="__RefHeading__45015_858869150"/>Specifying a <text:alphabetical-index-mark-start text:id="IMark193534520" text:key1="styles"/><text:alphabetical-index-mark-start text:id="IMark112989240"/><text:alphabetical-index-mark text:string-value="font size, relative"/>relative font size<text:bookmark-end text:name="__RefHeading__45015_858869150"/><text:alphabetical-index-mark-end text:id="IMark112989240"/><text:alphabetical-index-mark-end text:id="IMark193534520"/></text:h>
      <text:p text:style-name="P8">If you are creating a style based on another style (linked style), you can specify a font size relative to that other style either as a percentage or as a plus or minus point value (–2pt or +5pt). Relative font sizes are commonly used for Web pages.</text:p>
      <text:p text:style-name="P8">For example, the paragraph style Heading 1 is based on the paragraph style Heading. The font size of the paragraph style Heading is 14pt, and the font size of paragraph style Heading 1 is specified as 130%. Thus, the resultant font size of text in a paragraph formatted with the Heading 1 paragraph style is 14pt times 130% = 18.2pt.</text:p>
      <text:p text:style-name="P31">To specify a percentage font size: in the Paragraph Style dialog, select the <text:span text:style-name="Emphasis">Font</text:span> tab. In the Size box, enter the percentage amount followed by the symbol % (see Figure <text:sequence-ref text:reference-format="value" text:ref-name="refFigure6">7</text:sequence-ref>). Similarly, you can enter a plus or minus sign followed by the number of points to be added or subtracted from the base font size.</text:p>
      <text:p text:style-name="P8">To change from a relative font size back to an absolute font size, enter the desired font size in a specific measurement, such as points (denoted by the letters <text:span text:style-name="Emphasis">pt</text:span>).</text:p>
      <text:p text:style-name="P8">It is also possible to use a percentage font size for character styles.</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Figure <text:sequence text:ref-name="refFigure6" text:name="Figure" text:formula="ooow:Figure+1" style:num-format="1">7</text:sequence>: Selecting a type size based on a percentage</text:p></draw:text-box></draw:frame></text:p>
      <text:h text:style-name="P61" text:outline-level="3"><text:bookmark-start text:name="__RefHeading__45017_858869150"/><text:soft-page-break/>Selecting a language for a paragraph style<text:bookmark-end text:name="__RefHeading__45017_858869150"/></text:h>
      <text:p text:style-name="P8">The language selected for a document (on <text:span text:style-name="Strong_20_Emphasis">Tools &gt; Options &gt; Language Settings &gt; Languages</text:span>) determines the dictionary used for spell checking, thesaurus, hyphenation, the decimal and thousands delimiter used, and the default currency format. You can only use a language whose dictionary is installed.</text:p>
      <text:p text:style-name="P8">Within the document, you can apply a separate language to any paragraph style. This setting has priority over the language of the whole document. </text:p>
      <text:p text:style-name="P8">On the <text:span text:style-name="Emphasis">Font</text:span> page of the Paragraph Style dialog, languages with installed dictionaries are marked in the Language list by a small icon (Figure <text:sequence-ref text:reference-format="value" text:ref-name="refFigure7">8</text:sequence-ref>). When checking spelling, Writer will use the correct dictionary for paragraphs with this style.</text:p>
      <text:p text:style-name="P8">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P8">To insert occasional words in a different language and avoid their being picked by mistake with the spelling checker, it is more convenient to use a character style, as discussed in “<text:bookmark-ref text:reference-format="text" text:ref-name="__RefHeading__29552012">Creating a new character style</text:bookmark-ref>” on page <text:bookmark-ref text:reference-format="page" text:ref-name="__RefHeading__29552012">19</text:bookmark-ref>.</text:p>
      <text:list xml:id="list181755490210293" text:continue-list="list181754515062970" text:style-name="Heading_20_Tip">
        <text:list-item>
          <text:p text:style-name="P67">Tip</text:p>
        </text:list-item>
      </text:list>
      <text:p text:style-name="P25">The selection [None] after <text:span text:style-name="Emphasis">Language</text:span> is useful when a paragraph includes text you don’t want checked, like URLs and programming code.</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Figure <text:sequence text:ref-name="refFigure7" text:name="Figure" text:formula="ooow:Figure+1" style:num-format="1">8</text:sequence>: Selecting a language for a paragraph style</text:p></draw:text-box></draw:frame></text:p>
      <text:h text:style-name="P55" text:outline-level="2"><text:bookmark-start text:name="__RefHeading__45019_858869150"/>Options for <text:alphabetical-index-mark text:string-value="Position page" text:key1="paragraph styles"/>positioning text<text:bookmark-end text:name="__RefHeading__45019_858869150"/></text:h>
      <text:p text:style-name="P8">The <text:span text:style-name="Emphasis">Position</text:span> tab of the Paragraph Style dialog collects all the options that affect the position of the text on the screen or printed pag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Figure <text:sequence text:ref-name="refFigure8" text:name="Figure" text:formula="ooow:Figure+1" style:num-format="1">9</text:sequence>: The Position tab of the Paragraph Style dialog</text:p></draw:text-box></draw:frame></text:p>
      <text:p text:style-name="P8">Use the <text:span text:style-name="Emphasis">Position</text:span> section to control the appearance of superscripts and subscripts (characters above or below the normal line of type, as in H2O).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P8">The second section of the <text:span text:style-name="Emphasis">Position</text:span> tab controls the rotation of the paragraph area. Two common uses for rotated paragraphs are to put portrait headers and footers on a landscape page and to fit headings above narrow table columns (as shown in Figure <text:sequence-ref text:reference-format="value" text:ref-name="refFigure9">10</text:sequence-ref>).</text:p>
      <text:list xml:id="list181754529214837" text:continue-numbering="true" text:style-name="Heading_20_Tip">
        <text:list-item>
          <text:p text:style-name="P67">Tip</text:p>
        </text:list-item>
      </text:list>
      <text:p text:style-name="P22">Rotated table headings are usually more readable if they are angled, not vertical. To produce angled text, you need to create a text object from the Drawing toolbar and rotate it to any angle you wish. See Chapter 11, Images and Graphics.</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Figure <text:sequence text:ref-name="refFigure9" text:name="Figure" text:formula="ooow:Figure+1" style:num-format="1">10</text:sequence>: A table with rotated headings</text:p></draw:text-box></draw:frame></text:p>
      <text:p text:style-name="P8">The Scale width box controls the percentage of the font width by which to compress or stretch the rotated text horizontally; that is, from the first character to the last.</text:p>
      <text:p text:style-name="P8">Chapter 6, Formatting Pages: Advanced, describes how to create portrait headers and footers on landscape pages by rotating characters. You can achieve the same effect by defining a separate header or footer paragraph style specifically for landscape pages.</text:p>
      <text:h text:style-name="P61" text:outline-level="3"><text:bookmark-start text:name="__RefHeading__45021_858869150"/><text:soft-page-break/>Example: <text:alphabetical-index-mark text:string-value="Rotating text" text:key1="paragraph styles"/>Rotating the text in a paragraph style<text:bookmark-end text:name="__RefHeading__45021_858869150"/></text:h>
      <text:p text:style-name="P44">As an example, we will apply rotated table headings to a pre-existing table.</text:p>
      <text:list xml:id="list1136851474" text:style-name="Numbering_20_1">
        <text:list-item text:start-value="1">
          <text:p text:style-name="P76">Vytvoříme nový styl odstavce. Name it <text:span text:style-name="Emphasis">Table Heading Rotated</text:span>.</text:p>
        </text:list-item>
        <text:list-item>
          <text:p text:style-name="P76">On the <text:span text:style-name="Emphasis">Position</text:span> tab of the Paragraph Style dialog, in the <text:span text:style-name="Emphasis">Rotation / scaling</text:span> section, select 90 degrees. Click <text:span text:style-name="Strong_20_Emphasis">OK</text:span> to save the new style.</text:p>
        </text:list-item>
        <text:list-item>
          <text:p text:style-name="P76">Select the heading row of the table and apply the new style. Any text in the cells of the heading row is now rotated.</text:p>
        </text:list-item>
        <text:list-item>
          <text:p text:style-name="P76">If the headings are aligned to the top of the cells, you may want to change the alignment to the bottom of the cells, as shown in Figure <text:sequence-ref text:reference-format="value" text:ref-name="refFigure9">10</text:sequence-ref>. To do this, click the <text:span text:style-name="Strong_20_Emphasis">Bottom</text:span> icon on the Table toolbar or select <text:span text:style-name="Strong_20_Emphasis">Format &gt; Alignment &gt; Bottom</text:span> from the Menu bar.</text:p>
        </text:list-item>
      </text:list>
      <text:h text:style-name="P61" text:outline-level="3"><text:bookmark-start text:name="__RefHeading__45023_858869150"/>Možnosti rozestupů<text:bookmark-end text:name="__RefHeading__45023_858869150"/></text:h>
      <text:p text:style-name="P8">Use the <text:span text:style-name="Emphasis">Spacing</text:span> section of the <text:span text:style-name="Emphasis">Position</text:span> tab to control the spacing between individual characters in the paragraph. When selecting an option other than default in the drop-down menu, use the edit box to enter the value in points by which you want to expand or condense the text.</text:p>
      <table:table table:name="Table6" table:style-name="Table6">
        <table:table-column table:style-name="Table6.A"/>
        <table:table-column table:style-name="Table6.B"/>
        <table:table-row table:style-name="Table6.1">
          <table:table-cell table:style-name="Table6.A1" office:value-type="string">
            <text:p text:style-name="P37">The <text:span text:style-name="Strong_20_Emphasis">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Figure <text:sequence text:ref-name="refFigure10" text:name="Figure" text:formula="ooow:Figure+1" style:num-format="1">11</text:sequence>: Kerning disabled (left) and enabled (right)</text:p></draw:text-box></draw:frame></text:p>
          </table:table-cell>
        </table:table-row>
      </table:table>
      <text:h text:style-name="P55" text:outline-level="2"><text:bookmark-start text:name="__RefHeading__45025_858869150"/>Controlling <text:alphabetical-index-mark-start text:id="IMark191383368" text:key1="styles"/><text:alphabetical-index-mark-start text:id="IMark138752984"/>tab stops<text:bookmark-end text:name="__RefHeading__45025_858869150"/><text:alphabetical-index-mark-end text:id="IMark138752984"/><text:alphabetical-index-mark-end text:id="IMark191383368"/></text:h>
      <text:p text:style-name="P8">Although borderless tables are generally considered a much better solution to space out material across a page, in some situations tabs are sufficient to do what you need, with the added advantages of being simpler to manage and quicker to apply.</text:p>
      <text:list xml:id="list181754067289482" text:continue-list="list1045835451" text:style-name="Heading_20_Caution">
        <text:list-item>
          <text:p text:style-name="P62">Upozornění</text:p>
        </text:list-item>
      </text:list>
      <text:p text:style-name="P23">If you need to use tabs, and you will be sending a document to other people, do not use the default tab stops. If the recipients of the document have defined default tab stops that are not the same as the ones you are using, the paragraph may look very different on their machines. Instead, define the tab stops explicitly in the paragraph or the paragraph style; then you can be sure that everyone will see the same layout.</text:p>
      <text:p text:style-name="P8">To define tab stops in your paragraph style, use the <text:span text:style-name="Emphasis">Tabs</text:span> page, shown in Figure <text:sequence-ref text:reference-format="value" text:ref-name="refFigure11">12</text:sequence-ref>. Here you can choose the type of tab: Left, Right, Centered, or Decimal; the character to be used as a decimal point; and the Fill Character—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Figure <text:sequence text:ref-name="refFigure11" text:name="Figure" text:formula="ooow:Figure+1" style:num-format="1">12</text:sequence>: Specifying tab stops for a paragraph style</text:p></draw:text-box></draw:frame></text:p>
      <text:p text:style-name="P8">To create a new tab stop, specify its position relative to the left margin, the type of tab, and the fill character and click the New button. The new tab stop is then listed in the Position box on the left. Unfortunately, the only way to modify the position of a tab stop is to create a new one in the desired position and delete the old one using the buttons on the right-hand side of the page.</text:p>
      <text:p text:style-name="P8">It is not possible to define tabs that exceed the page margin. In the rare cases where that may be needed, use a borderless table instead.</text:p>
      <text:h text:style-name="P55" text:outline-level="2"><text:bookmark-start text:name="__RefHeading__45027_858869150"/><text:alphabetical-index-mark-start text:id="IMark137641384" text:key1="paragraph styles"/>Outline &amp; Numbering<text:alphabetical-index-mark-end text:id="IMark137641384"/> tab<text:bookmark-end text:name="__RefHeading__45027_858869150"/></text:h>
      <text:p text:style-name="P8">Use the <text:span text:style-name="Emphasis">Outline &amp; Numbering</text:span> tab to assign an outline level to any paragraph style, as described in “Assigning outline levels to other styles” in Chapter 8, Introduction to Styles. This feature enables you to create a table of contents that includes those paragraphs along with the headings using styles listed in <text:span text:style-name="Strong_20_Emphasis">Tools &gt; Chapter Numbering</text:span>.</text:p>
      <text:p text:style-name="P8">You can also use this tab to associate a paragraph style with a list style. Refer to Chapter 12, Lists: Tips and Tricks, for additional information, as well as an example.</text:p>
      <text:h text:style-name="P55" text:outline-level="2"><text:bookmark-start text:name="__RefHeading__45029_858869150"/>Setting up a <text:alphabetical-index-mark-start text:id="IMark137641384" text:key1="paragraph styles"/>drop cap<text:bookmark-end text:name="__RefHeading__45029_858869150"/><text:alphabetical-index-mark-end text:id="IMark137641384"/></text:h>
      <text:p text:style-name="P8">If you want your paragraph to use drop caps (usually this is suitable for a first paragraph style), then you can predefine the properties in the <text:span text:style-name="Emphasis">Drop Caps</text:span> tab of the Paragraph Style dialog. Select the <text:span text:style-name="Strong_20_Emphasis">Display drop caps</text:span> option to enable the other choices: the number of lines occupied, the number of characters to enlarge (if you want the whole first word, check the corresponding box), and the space between the drop caps and the text.</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Figure <text:sequence text:ref-name="refFigure12" text:name="Figure" text:formula="ooow:Figure+1" style:num-format="1">13</text:sequence>: Options for adding a drop cap to the paragraph style</text:p></draw:text-box></draw:frame></text:p>
      <text:p text:style-name="P8"><text:soft-page-break/>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P56" text:outline-level="2"><text:bookmark-start text:name="__RefHeading__45031_858869150"/>Background (area), highlighting, and transparency<text:bookmark-end text:name="__RefHeading__45031_858869150"/></text:h>
      <text:p text:style-name="P8">Adding a background color or graphic to a paragraph is a good way to make it stand out without having to insert a frame. You can customize the background using the <text:span text:style-name="Emphasis">Area</text:span> tab of the Paragraph Style dialog. The choices are described in “Defining borders and backgrounds” in Chapter 6, Formatting Pages: Advanced.</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Figure <text:sequence text:ref-name="refFigure13" text:name="Figure" text:formula="ooow:Figure+1" style:num-format="1">14</text:sequence>: Types of fill for paragraph backgrounds</text:p></draw:text-box></draw:frame></text:p>
      <text:p text:style-name="P45">You may want to pay attention to the following points when working with the <text:span text:style-name="Emphasis">Area</text:span> tab:</text:p>
      <text:list xml:id="list1447199907" text:style-name="List_20_1">
        <text:list-item text:start-value="1">
          <text:p text:style-name="P68">If you do not find the desired color in the list of predefined ones, you can define your own as described in Chapter 21, Customizing Writer.</text:p>
        </text:list-item>
        <text:list-item>
          <text:p text:style-name="P68">You can use a bitmap, hatching, pattern, or gradient instead of a solid color as background.</text:p>
        </text:list-item>
        <text:list-item>
          <text:p text:style-name="P68">Different backgrounds can be selected for the paragraph area and for the text in the paragraph. Use the <text:span text:style-name="Emphasis">Highlighting</text:span> page for the text. Figure <text:sequence-ref text:reference-format="value" text:ref-name="refFigure14">15</text:sequence-ref><text:s/>shows the difference.</text:p>
        </text:list-item>
        <text:list-item text:style-override="OOoBullets_20_1">
          <text:p text:style-name="P69">The area treatment is only applied to the paragraph area. If you have defined an indented paragraph, the space between the paragraph and the margin does not have the paragraph’s background color.</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Figure <text:sequence text:ref-name="refFigure14" text:name="Figure" text:formula="ooow:Figure+1" style:num-format="1">15</text:sequence>: Different Area and Highlighting colors</text:p></draw:text-box></draw:frame></text:p>
      <text:p text:style-name="P8">On the <text:span text:style-name="Emphasis">Transparency</text:span> tab, you can choose the transparency options for the selected background. Values range from 0% (fully opaque) to +100% (fully transparent).</text:p>
      <text:h text:style-name="P55" text:outline-level="2"><text:bookmark-start text:name="__RefHeading___Toc17927_2381650772"/>Karta Ohraničení<text:bookmark-end text:name="__RefHeading___Toc17927_2381650772"/></text:h>
      <text:p text:style-name="P45">Borders are often used to set off paragraphs from the text without using a frame, or to separate header and footer areas from the main text area (such as in this guide), and to provide decorative elements in some heading styles. Consider the following points:</text:p>
      <text:list xml:id="list1691287842" text:style-name="List_20_1">
        <text:list-item text:start-value="1">
          <text:p text:style-name="P68">Watch out for the effects that the spacing between borders and paragraph area produces on indentations and tabulations.</text:p>
        </text:list-item>
        <text:list-item>
          <text:p text:style-name="P68">If you want the border to be drawn around multiple paragraphs, leave the <text:span text:style-name="Strong_20_Emphasis">Merge with next paragraph</text:span> option at the bottom of the page selected.</text:p>
        </text:list-item>
        <text:list-item>
          <text:p text:style-name="P74">Often, white space can have the same effect.</text:p>
        </text:list-item>
      </text:list>
      <text:p text:style-name="P45"><text:soft-page-break/>See Chapter 4, Formatting Text, for more about the <text:span text:style-name="Emphasis">Borders</text:span> tab.</text:p>
      <text:h text:style-name="Heading_20_2" text:outline-level="2"><text:bookmark-start text:name="__RefHeading___Toc332632_2418320379"/>Using conditional paragraph styles<text:bookmark-end text:name="__RefHeading___Toc332632_2418320379"/></text:h>
      <text:p text:style-name="P13">Making a paragraph style conditional means it changes its formatting depending on where it is used. For example, you may want the style MyTextBody to be black by default but turn white when inside a frame with a blue background.</text:p>
      <text:p text:style-name="P8">Probably the most common use for conditional formatting is with single-style outlining. Single-style outlining is a type of outline numbering designed with a Numbering List Style. Instead of using different styles for the various outline levels, it changes the number formatting when you press the <text:span text:style-name="Keystroke">Tab</text:span> key to create a subordinate heading.</text:p>
      <text:p text:style-name="P8">The only trouble with single-style outlining is that all levels look the same. This is where a conditional paragraph style comes in handy. Assign the paragraph style to an outline numbering style in the <text:span text:style-name="Emphasis">Outline &amp; Numbering</text:span> tab and then open the <text:span text:style-name="Emphasis">Condition</text:span> tab. There, you can assign the levels of the outline numbering style to other paragraph styles. Then, when you press the <text:span text:style-name="Keystroke">Tab</text:span> key while using the paragraph style, each level of the outline takes on different formatting, making single-style outlining even more convenient than it is on its own.</text:p>
      <text:p text:style-name="P8">When you create a conditional style, you are saying “in this condition make this style look like that other style”. For example, “When typing into a footer, make this style look like the my_footer paragraph style; when typing into a table, make this style look like the table_text paragraph style”.</text:p>
      <text:p text:style-name="P8">In addition to setting the normal (unconditional) properties of the style, you need to define which other style it will look like in different situations. You do this on the Condition tab.</text:p>
      <text:list xml:id="list181754778376561" text:continue-list="list181755074026022" text:style-name="Heading_20_Note">
        <text:list-item>
          <text:p text:style-name="P63">Poznámka</text:p>
        </text:list-item>
      </text:list>
      <text:p text:style-name="P25">Predefined styles (other than Text body) such as Default, Heading 1, and Heading 2 cannot be set to be conditional.</text:p>
      <text:list xml:id="list181753880500816" text:continue-list="list181754067289482" text:style-name="Heading_20_Caution">
        <text:list-item>
          <text:p text:style-name="P62">Upozornění</text:p>
        </text:list-item>
      </text:list>
      <text:p text:style-name="P25">If you want to create a new style and make it conditional, you have to do it while the Paragraph Style dialog is still open for the first time. After the dialog closes, the <text:span text:style-name="Emphasis">Condition</text:span> tab no longer appears in the dialog when it is reopened.</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Figure <text:sequence text:ref-name="refFigure15" text:name="Figure" text:formula="ooow:Figure+1" style:num-format="1">16</text:sequence>: Condition tab for paragraph styles</text:p></draw:text-box></draw:frame></text:p>
      <text:p text:style-name="P45">To set up a conditional paragraph style:</text:p>
      <text:list xml:id="list271275303" text:style-name="Numbering_20_1">
        <text:list-item text:start-value="1">
          <text:p text:style-name="P76">Define a new paragraph style.</text:p>
        </text:list-item>
        <text:list-item>
          <text:p text:style-name="P76">Select all the paragraph properties for the style. <text:span text:style-name="Strong_20_Emphasis">Do not click OK</text:span>!</text:p>
        </text:list-item>
        <text:list-item>
          <text:p text:style-name="P76">Click the <text:span text:style-name="Emphasis">Condition</text:span> tab.</text:p>
        </text:list-item>
        <text:list-item>
          <text:p text:style-name="P76">Select the <text:span text:style-name="Strong_20_Emphasis">Conditional Style</text:span> option.</text:p>
        </text:list-item>
        <text:list-item>
          <text:p text:style-name="P76">Select the first condition in the <text:span text:style-name="Emphasis">Context</text:span> list (left side of the dialog) and select the style you want for this condition in the <text:span text:style-name="Emphasis">Paragraph Styles</text:span> list on the right-hand side.</text:p>
        </text:list-item>
        <text:list-item>
          <text:p text:style-name="P76">Click <text:span text:style-name="Strong_20_Emphasis">Apply</text:span>. The name of the paragraph style appears in the middle list.</text:p>
        </text:list-item>
        <text:list-item>
          <text:p text:style-name="P76">Repeat steps 5 and 6 for each condition you want to have linked to a different style.</text:p>
        </text:list-item>
        <text:list-item>
          <text:p text:style-name="P76">Klepneme na <text:span text:style-name="Strong_20_Emphasis">OK</text:span>.</text:p>
        </text:list-item>
      </text:list>
      <text:p text:style-name="P8">When the style is selected, you will see that the formatting of your text depends on the context.</text:p>
      <text:h text:style-name="Heading_20_1" text:outline-level="1"><text:bookmark-start text:name="__RefHeading___Toc332634_2418320379"/>Working with character styles<text:bookmark-end text:name="__RefHeading___Toc332634_2418320379"/></text:h>
      <text:p text:style-name="P30">Character styles provide exceptions to the formatting in a paragraph style. They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Strong_20_Emphasis">bold</text:span> or <text:span text:style-name="Emphasis">italic</text:span> typeface or colored words.</text:p>
      <text:p text:style-name="P8">Other ways of using character styles are described elsewhere in this book. These uses include making chapter numbers, page numbers, or list numbers larger than the surrounding text and formatting hyperlinks. When inserting words in different language or words you do not want the spelling checker to detect as mistakes, you can define the language (if any) to be applied in the character style’s properties.</text:p>
      <text:h text:style-name="P55" text:outline-level="2"><text:bookmark-start text:name="__RefHeading__29552012"/><text:soft-page-break/>Creating a new character style<text:bookmark-end text:name="__RefHeading__29552012"/></text:h>
      <text:p text:style-name="P8">This section illustrates the use of the Character Styles dialog. The pages used to configure the style are described in the previous section on paragraph styles.</text:p>
      <text:list xml:id="list211470777" text:style-name="List_20_1">
        <text:list-item text:start-value="1">
          <text:p text:style-name="P68">Use the <text:span text:style-name="Emphasis">Organizer</text:span> tab to set up the hierarchical level of the new character style (if needed) and to give it a name.</text:p>
        </text:list-item>
        <text:list-item>
          <text:p text:style-name="P68">Use the <text:span text:style-name="Emphasis">Font</text:span> tab to determine the font, style, and size for the new character style. As with paragraph styles, you can specify the font size as a percentage or as an absolute value. You can also specify the language of the text to which a certain character style is applied, so you can insert words in a different language and have them spell checked using the correct dictionary.</text:p>
        </text:list-item>
        <text:list-item>
          <text:p text:style-name="P68">Use the <text:span text:style-name="Emphasis">Font Effects</text:span> tab to set up attributes such as font color, underlining, relief, or other effects. If you frequently use hidden text, for example, it is convenient to define a character style where the <text:span text:style-name="Strong_20_Emphasis">Hidden</text:span> option is marked. Relief effects may be appropriate for a drop cap or to give more emphasis to the chapter number or other parts of the title.</text:p>
        </text:list-item>
        <text:list-item text:start-value="1">
          <text:p text:style-name="P70">Use the <text:span text:style-name="Emphasis">Highlighting</text:span> tab to apply a colored background to the text. This yields the same effect as using the <text:span text:style-name="Strong_20_Emphasis">Highlighting</text:span> tool on the Standard toolbar.</text:p>
        </text:list-item>
        <text:list-item text:start-value="1">
          <text:p text:style-name="P70">Use the <text:span text:style-name="Emphasis">Borders</text:span> tab to apply a border and a shadow to the text, if so desired.</text:p>
        </text:list-item>
        <text:list-item>
          <text:p text:style-name="P70">Use the <text:span text:style-name="Emphasis">Position</text:span> tab to create a subscript in case you are not satisfied with the default one or even a sub-subscript which may be useful for certain scientific publications. In the same page, you can create rotated, condensed, or expanded text.</text:p>
        </text:list-item>
      </text:list>
      <text:list xml:id="list181754738099935" text:continue-list="list181754778376561" text:style-name="Heading_20_Note">
        <text:list-item>
          <text:p text:style-name="P65">Poznámka</text:p>
        </text:list-item>
      </text:list>
      <text:p text:style-name="P24">When rotating a group of characters, you also need to specify whether the rotated text should fit in the line or if, instead, it is allowed to expand above and below the line. This property only becomes active for character styles.</text:p>
      <text:h text:style-name="P52" text:outline-level="1"><text:bookmark-start text:name="__RefHeading__45041_858869150"/>Working with frame styles<text:bookmark-end text:name="__RefHeading__45041_858869150"/></text:h>
      <text:p text:style-name="P8">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P8">Writer provides several predefined frame styles, which you can modify as needed, and you can define new frame styles. The technique for defining and applying frame styles is similar to that for other styles.</text:p>
      <text:list xml:id="list181755521955832" text:continue-list="list181754529214837" text:style-name="Heading_20_Tip">
        <text:list-item>
          <text:p text:style-name="P67">Tip</text:p>
        </text:list-item>
      </text:list>
      <text:p text:style-name="P25">There is considerable overlap between the uses of frames and sections for some page layout purposes. You may find it useful to take a look at Chapter 6, Formatting Pages: Advanced, for information about the use of frames and sections.</text:p>
      <text:h text:style-name="P55" text:outline-level="2"><text:bookmark-start text:name="__RefHeading__45043_858869150"/>How frame styles work<text:bookmark-end text:name="__RefHeading__45043_858869150"/></text:h>
      <text:p text:style-name="P8">Přidáme-li do programu Writer objekt, je automaticky vložen do rámce předem určeného typu. Rámec stanoví, jak je objekt umístěn na stránce a jak interaguje s ostatními prvky dokumentu. You can edit the frame by modifying the frame style it uses or by using a manual override when a frame is added to the document.</text:p>
      <text:p text:style-name="P8"><text:soft-page-break/>Because frames and objects are used together, it is sometimes easy to forget they are separate elements. In some cases, such as charts, you can edit the frame and object separately.</text:p>
      <text:p text:style-name="P8">Unlike other elements that use styles, frames can be defined only partly by their style because their use can vary so much. Several elements of frames, such as the anchor and protected elements, need to be defined manually for individual frames.</text:p>
      <text:p text:style-name="P8">You can format a frame manually when you select <text:span text:style-name="Strong_20_Emphasis">Insert &gt; Frame</text:span>. The dialog that opens contains all the settings available when frame styles are set up, as well as some that are only available when the frame is inserted.</text:p>
      <text:h text:style-name="P55" text:outline-level="2"><text:bookmark-start text:name="__RefHeading__45045_858869150"/>Planning the styles<text:bookmark-end text:name="__RefHeading__45045_858869150"/></text:h>
      <text:p text:style-name="P8">If you are using a mix of graphics, you may want to define two related styles, one with a border line for graphics with white backgrounds and one without a border for all other backgrounds. You also may want to design one or more frames for text only.</text:p>
      <text:p text:style-name="P8">Otherwise, the default frame styles (listed in Table <text:sequence-ref text:reference-format="value" text:ref-name="refTable0">1</text:sequence-ref>) cover most users’ needs. The only significant addition that you might need is one or more styles for text frames.</text:p>
      <text:p text:style-name="P38">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e</text:p>
            </table:table-cell>
            <table:table-cell table:style-name="Table36.B1" office:value-type="string">
              <text:p text:style-name="P27">Comments and Use</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The frame style used for formulas. The default includes <text:span text:style-name="Strong_20_Emphasis">AutoSize</text:span>, which adjusts the size of the frame to the formula.</text:p>
          </table:table-cell>
        </table:table-row>
        <table:table-row table:style-name="Table36.1">
          <table:table-cell table:style-name="Table36.A2" office:value-type="string">
            <text:p text:style-name="P18">Rámec</text:p>
          </table:table-cell>
          <table:table-cell table:style-name="Table36.B2" office:value-type="string">
            <text:p text:style-name="P18">The default frame style.</text:p>
          </table:table-cell>
        </table:table-row>
        <table:table-row table:style-name="Table36.2">
          <table:table-cell table:style-name="Table36.A2" office:value-type="string">
            <text:p text:style-name="P18">Obrázky</text:p>
          </table:table-cell>
          <table:table-cell table:style-name="Table36.B2" office:value-type="string">
            <text:p text:style-name="P20">The default frame style for graphics. The defaults include <text:span text:style-name="Strong_20_Emphasis">AutoSize</text:span>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18">Popisky</text:p>
          </table:table-cell>
          <table:table-cell table:style-name="Table36.B2" office:value-type="string">
            <text:p text:style-name="P18">The default frame style for use with <text:span text:style-name="Strong_20_Emphasis">File &gt; New &gt; Labels</text:span>. It seems to be used by LibreOffice automatically and is not intended for users at all.</text:p>
          </table:table-cell>
        </table:table-row>
        <table:table-row table:style-name="Table36.2">
          <table:table-cell table:style-name="Table36.A2" office:value-type="string">
            <text:p text:style-name="P18">Marginalia</text:p>
          </table:table-cell>
          <table:table-cell table:style-name="Table36.B2" office:value-type="string">
            <text:p text:style-name="P20">A frame style for placing a frame beside the left margin. As the name suggests, the Marginalia style is intended for comments added in the margin of text. The style also is useful for creating sideheads—headings against the left margin, which often are used in technical documentation.</text:p>
          </table:table-cell>
        </table:table-row>
        <table:table-row table:style-name="Table36.1">
          <table:table-cell table:style-name="Table36.A2" office:value-type="string">
            <text:p text:style-name="P18">OLE</text:p>
          </table:table-cell>
          <table:table-cell table:style-name="Table36.B2" office:value-type="string">
            <text:p text:style-name="P20">The default frame style for OLE objects and floating frames. The default places the frame at the top and center of a body of text.</text:p>
          </table:table-cell>
        </table:table-row>
        <table:table-row table:style-name="Table36.2">
          <table:table-cell table:style-name="Table36.A8" office:value-type="string">
            <text:p text:style-name="P18">Watermark</text:p>
          </table:table-cell>
          <table:table-cell table:style-name="Table36.B8" office:value-type="string">
            <text:p text:style-name="P20">The default frame style for a watermark, a graphic placed as the background to a body of text. The default is a <text:span text:style-name="Strong_20_Emphasis">Through</text:span> wrap, with text passing over the frame and anything in it. The graphic should be faint enough that text still is readable over top of it.</text:p>
          </table:table-cell>
        </table:table-row>
      </table:table>
      <text:h text:style-name="P55" text:outline-level="2"><text:bookmark-start text:name="__RefHeading__10181_2112858258"/>Creating new frame styles<text:bookmark-end text:name="__RefHeading__10181_2112858258"/></text:h>
      <text:p text:style-name="P45">You can access frame settings by selecting <text:span text:style-name="Strong_20_Emphasis">New</text:span> or <text:span text:style-name="Strong_20_Emphasis">Modify</text:span> in the Styles deck for a frame style.</text:p>
      <text:list xml:id="list181754492266389" text:continue-list="list181755652574645" text:style-name="List_20_1">
        <text:list-item>
          <text:p text:style-name="P68"><text:span text:style-name="Emphasis">Type</text:span> tab: sets the size and position of the frame. One of the most useful options here is <text:span text:style-name="Strong_20_Emphasis">AutoSize</text:span>, which automatically adjusts the frame to the object it contains. If the frame style is used automatically, then this option should be selected.</text:p>
        </text:list-item>
        <text:list-item>
          <text:p text:style-name="P68"><text:span text:style-name="Emphasis">Options</text:span> tab: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P68"><text:soft-page-break/><text:span text:style-name="Emphasis">Wrap</text:span> tab: sets how text is positioned in relation to the frame and how close text comes to a frame. If you want the frame contents to stand out from the paragraphs around it, set the wrap to <text:span text:style-name="Strong_20_Emphasis">None</text:span>. This probably is the single most important page for frames.</text:p>
        </text:list-item>
        <text:list-item>
          <text:p text:style-name="P68"><text:span text:style-name="Emphasis">Area</text:span> tab: sets the background color, bitmap, hatching, gradient, or pattern. This page is useful mostly for text frames in complex page layouts, in which a text frame has an appearance different from the general background of the page.</text:p>
        </text:list-item>
        <text:list-item>
          <text:p text:style-name="P68"><text:span text:style-name="Emphasis">Transparency</text:span> tab: sets the transparency options for the selected background. Values can range from 0% (fully opaque) to +100% (fully transparent).</text:p>
        </text:list-item>
        <text:list-item>
          <text:p text:style-name="P68"><text:span text:style-name="Emphasis">Borders</text:span> page: sets the attribute for a line around the frame, if any.</text:p>
        </text:list-item>
        <text:list-item>
          <text:p text:style-name="P70"><text:span text:style-name="Emphasis">Columns</text:span> tab: this page can be ignored unless the frame is being used for text. The page is the same as is used to set up a page style, as described in Chapter 6, Formatting Pages: Advanced.</text:p>
        </text:list-item>
        <text:list-item>
          <text:p text:style-name="P68"><text:span text:style-name="Emphasis">Macro</text:span> tab: sets a macro to use with the frame in order to trigger an action when the user interacts with the frame. These options are useful for an on-line Writer or HTML document.</text:p>
        </text:list-item>
      </text:list>
      <text:h text:style-name="P52" text:outline-level="1"><text:bookmark-start text:name="__RefHeading__45049_858869150"/>Working with page styles<text:bookmark-end text:name="__RefHeading__45049_858869150"/></text:h>
      <text:p text:style-name="P8">Page styles control page properties (margins, page size, header and footer, among others). However, unlike paragraphs, which can have directly applied properties, pages can not have directly applied properties.</text:p>
      <text:p text:style-name="P8">This section describes how to create a new page style, explains the meaning of some of the options in the Page style dialog, and illustrates their usage.</text:p>
      <text:h text:style-name="P55" text:outline-level="2"><text:bookmark-start text:name="__RefHeading__45051_858869150"/>Creating a new page style<text:bookmark-end text:name="__RefHeading__45051_858869150"/></text:h>
      <text:p text:style-name="P8">To create a new page style, open the Styles deck and click the <text:span text:style-name="Strong_20_Emphasis">Page Styles</text:span> icon. Right-click anywhere in the window and select <text:span text:style-name="Strong_20_Emphasis">New</text:span>.</text:p>
      <text:p text:style-name="P8">The Page Style dialog contains nine tabs.</text:p>
      <text:h text:style-name="P55" text:outline-level="2"><text:bookmark-start text:name="__RefHeading__45053_858869150"/>Karta organizátor<text:bookmark-end text:name="__RefHeading__45053_858869150"/></text:h>
      <text:p text:style-name="P8">The <text:span text:style-name="Emphasis">Organizer</text:span> tab is described on page <text:bookmark-ref text:reference-format="page" text:ref-name="__RefHeading___Toc39763_328704908">5</text:bookmark-ref>.</text:p>
      <text:h text:style-name="P55" text:outline-level="2"><text:bookmark-start text:name="__RefHeading___Toc40047_328704908"/>General settings for the page style<text:bookmark-end text:name="__RefHeading___Toc40047_328704908"/></text:h>
      <text:p text:style-name="P8">The <text:span text:style-name="Emphasis">Page</text:span> tab of the Page Style dialog is where you can control the general settings of the page. The tab consists of three sections, plus a preview area in the top right.</text:p>
      <text:p text:style-name="P8">In the <text:span text:style-name="Emphasis">Paper format</text:span> section, you can specify the size of the paper, choosing from one of the many predefined formats. Select <text:span text:style-name="Strong_20_Emphasis">User</text:span> to define your own paper size using the <text:span text:style-name="Emphasis">Width</text:span> and <text:span text:style-name="Emphasis">Height</text:span> fields. Select the orientation of the paper: <text:span text:style-name="Strong_20_Emphasis">Portrait</text:span> or <text:span text:style-name="Strong_20_Emphasis">Landscape</text:span>. If your printer has more than one tray, you can specify the tray from which to print pages in the new page style.</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Figure <text:sequence text:ref-name="refFigure16" text:name="Figure" text:formula="ooow:Figure+1" style:num-format="1">17</text:sequence>: The Page tab for the Page Style dialog</text:p></draw:text-box></draw:frame></text:p>
      <text:p text:style-name="P14">In the <text:span text:style-name="Emphasis">Margins</text:span> section, specify the size of the margins in your preferred unit of measurement. If you select <text:span text:style-name="Strong_20_Emphasis">Mirrored</text:span> for Page layout in the <text:span text:style-name="Emphasis">Layout settings</text:span> section, then the names of the margins change from Left and Right to Inner and Outer.</text:p>
      <text:p text:style-name="P45">In the <text:span text:style-name="Emphasis">Layout settings</text:span> section, choose the desired Page layout from the four available options. Decide whether the page style being defined applies to both left and right pages (default), or applies to right or left only. Je třeba zvážit:</text:p>
      <text:list xml:id="list181754374632678" text:continue-numbering="true" text:style-name="List_20_1">
        <text:list-item>
          <text:p text:style-name="P68">If you plan to bind the printed pages using this style like a book, select a mirrored layout. Use the <text:span text:style-name="Emphasis">Format</text:span> drop-down list to determine the page numbering style to apply to this page style.</text:p>
        </text:list-item>
        <text:list-item>
          <text:p text:style-name="P70">A common practice in page layouts is to have asymmetrical page margins—both for left and right margins and for top and bottom margins. The most common scheme follows these two general rules for printed page layouts: (a) The outer margin (right margin on a right-hand page) would be wider than an inner margin (left margin on a right-hand page); (b) The bottom margin would be larger than a top margin. The rationale for an asymmetrical page layout is allowing more space for readers to place their hands while holding the books or other printed documents. <text:a xlink:type="simple" xlink:href="http://desktoppub.about.com/cs/basic/a/margins_2.htm" text:style-name="Internet_20_link" text:visited-style-name="Visited_20_Internet_20_Link">S</text:a>ee Bruce Byfield’s book, <text:span text:style-name="Emphasis">Designing with LibreOffice</text:span>, for more information. You can download a PDF free from <text:a xlink:type="simple" xlink:href="http://designingwithlibreoffice.com/" text:style-name="Internet_20_link" text:visited-style-name="Visited_20_Internet_20_Link">http://designingwithlibreoffice.com</text:a>.</text:p>
        </text:list-item>
        <text:list-item>
          <text:p text:style-name="P68">If you want the first page of a new chapter to always start on a right page, make sure that the page style for the first chapter page is set for the right page only by making this selection in the <text:span text:style-name="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P68">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Next Style field for the first page style is set for a left-only page, which, in turn, is set to be followed by a right-only page style. If done this way, every chapter will use three page styles. A hypothetical case might have these page style names: First page, Left, and Right.</text:p>
        </text:list-item>
      </text:list>
      <text:p text:style-name="P8">If you check the <text:span text:style-name="Strong_20_Emphasis">Register-true</text:span> box, Writer will create an invisible vertical grid on the page with a spacing between grid points that depends on the selected Reference Style. The vertical grid makes sure that text printed on adjacent columns, opposite pages, or even both sides of the same sheet of paper, is aligned—making it easier to read as well as being more pleasant to see.</text:p>
      <text:h text:style-name="P55" text:outline-level="2"><text:bookmark-start text:name="__RefHeading__45059_858869150"/><text:soft-page-break/>Area and Border tabs<text:bookmark-end text:name="__RefHeading__45059_858869150"/></text:h>
      <text:p text:style-name="P8">The <text:span text:style-name="Emphasis">Area</text:span> and <text:span text:style-name="Emphasis">Border</text:span> tabs are described in detail in Chapter 6, Formatting Pages: Advanced. Use the <text:span text:style-name="Emphasis">Area</text:span> tab to apply a background (covers the entire page, including the margins) or the <text:span text:style-name="Emphasis">Border</text:span> tab to draw a border around the text area of the page (inside the margins). You can also add a shadow to the text area.</text:p>
      <text:h text:style-name="P55" text:outline-level="2"><text:bookmark-start text:name="__RefHeading__45061_858869150"/>Karty záhlaví a zápatí<text:bookmark-end text:name="__RefHeading__45061_858869150"/></text:h>
      <text:p text:style-name="P8">You can associate a different header or footer with each page style. This property makes it easy to have different headers on left and right pages, to avoid headers on pages at the start of a new chapter, and so on. You can also have a different header or footer on the same page style where it is used for the first page of a document.</text:p>
      <text:p text:style-name="P8">You can specify a different header for left or right pages even if you use a single style for both. This option is not available on the predefined <text:span text:style-name="Emphasis">Left</text:span> and <text:span text:style-name="Emphasis">Right</text:span> page styles or on any other page style defined to be a left or right page only.</text:p>
      <text:p text:style-name="P10">The <text:span text:style-name="Emphasis">Header</text:span> and <text:span text:style-name="Emphasis">Footer</text:span> tabs are described in detail in Chapter 5, Formatting Pages: Basics.</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Figure <text:sequence text:ref-name="refFigure17" text:name="Figure" text:formula="ooow:Figure+1" style:num-format="1">18</text:sequence>: Different content on left and right pages</text:p></draw:text-box></draw:frame></text:p>
      <text:h text:style-name="P55" text:outline-level="2"><text:bookmark-start text:name="__RefHeading___Toc40049_328704908"/>Columns tab<text:bookmark-end text:name="__RefHeading___Toc40049_328704908"/></text:h>
      <text:p text:style-name="P8">Use the <text:span text:style-name="Emphasis">Columns</text:span> tab to create the column layout for the page style. It has three sections: <text:span text:style-name="Emphasis">Settings</text:span>, <text:span text:style-name="Emphasis">Width and Spacing</text:span>, and <text:span text:style-name="Emphasis">Separator Line</text:span>. Choose the desired number of columns. If you select more than one column, the <text:span text:style-name="Emphasis">Width and Spacing</text:span> section and the <text:span text:style-name="Emphasis">Separator LIne</text:span> section become active. You can use the predefined settings (equally spaced columns) or deselect the <text:span text:style-name="Strong_20_Emphasis">AutoWidth</text:span> option and enter the parameters manually. When you work with multiple columns per page, you can also fine tune the position and size of a separator line between the columns.</text:p>
      <text:h text:style-name="P55" text:outline-level="2"><text:bookmark-start text:name="__RefHeading__45065_858869150"/>Footnote tab<text:bookmark-end text:name="__RefHeading__45065_858869150"/></text:h>
      <text:p text:style-name="P8">Use the <text:span text:style-name="Emphasis">Footnote</text:span> tab to adjust the appearance of the footnotes. See Chapter 5, Formatting Pages: Basics, for details.</text:p>
      <text:h text:style-name="P52" text:outline-level="1"><text:bookmark-start text:name="__RefHeading__45067_858869150"/>Working with list styles<text:bookmark-end text:name="__RefHeading__45067_858869150"/></text:h>
      <text:p text:style-name="P8">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P8">As with other styles, the main reasons for using list styles are consistency and speeding up your work. Although you can create simple lists quickly by clicking the <text:span text:style-name="Strong_20_Emphasis">Toggle Numbered List</text:span> or <text:span text:style-name="Strong_20_Emphasis">Toggle Bulleted List</text:span> icons on the Formatting toolbar, and create quite complex nested lists using the icons on the Bullets and Numbering toolbar, the appearance of the resulting lists may not be what you want, and you might want to have more than one style of list. You can use the Bullets and Numbering choice on the Format menu to manually format the appearance of some or all of the lists, but if you later need to change their appearance, you will have a lot of manual work to do.</text:p>
      <text:p text:style-name="P11">See Chapter 12, Lists: Tips and Tricks, for details on how list styles and paragraph styles work together.</text:p>
      <text:list xml:id="list181754528598471" text:continue-list="list181754738099935" text:style-name="Heading_20_Note">
        <text:list-item>
          <text:p text:style-name="P63"><text:soft-page-break/>Poznámka</text:p>
        </text:list-item>
      </text:list>
      <text:p text:style-name="P25">LibreOffice uses the terms “numbering style” and “list style” inconsistently, but they are the same thing. For example, the tooltip in the Styles deck says List Styles, but its style dialog says Numbering Style.</text:p>
      <text:h text:style-name="P55" text:outline-level="2"><text:bookmark-start text:name="__RefHeading__45071_858869150"/>Creating a new list style<text:bookmark-end text:name="__RefHeading__45071_858869150"/></text:h>
      <text:p text:style-name="P8">The dialog to create a new list style includes six tabs in addition to the usual <text:span text:style-name="Emphasis">Organizer</text:span> tab discussed on page <text:bookmark-ref text:reference-format="page" text:ref-name="__RefHeading___Toc39763_328704908">5</text:bookmark-ref>.</text:p>
      <text:h text:style-name="P61" text:outline-level="3"><text:bookmark-start text:name="__RefHeading__45073_858869150"/>Bullets, Numbering Styles, and Image tabs<text:bookmark-end text:name="__RefHeading__45073_858869150"/></text:h>
      <text:p text:style-name="P8">The <text:span text:style-name="Emphasis">Bullets</text:span>, <text:span text:style-name="Emphasis">Numbering Style</text:span>, and <text:span text:style-name="Emphasis">Image</text:span> tabs contain predefined formatting for list item symbols (bullets or numbers). To use one of them for your style, click the image. A thick border indicates the selection. The bullets on the <text:span text:style-name="Emphasis">Bullets</text:span> tab are font characters; those on the <text:span text:style-name="Emphasis">Image</text:span> tab are graphics.</text:p>
      <text:h text:style-name="P61" text:outline-level="3"><text:bookmark-start text:name="__RefHeading__45075_858869150"/>Outline tab<text:bookmark-end text:name="__RefHeading__45075_858869150"/></text:h>
      <text:p text:style-name="P8">Use the <text:span text:style-name="Emphasis">Outline</text:span> tab to select from eight predefined nested lists. You can also select one and use it as a starting point for your own style, customizing the list using the <text:span text:style-name="Emphasis">Position</text:span> tab and the <text:span text:style-name="Emphasis">Customize</text:span> tab, as described below.</text:p>
      <text:h text:style-name="P61" text:outline-level="3"><text:bookmark-start text:name="__RefHeading__45077_858869150"/>Position tab<text:bookmark-end text:name="__RefHeading__45077_858869150"/></text:h>
      <text:p text:style-name="P8">Use the <text:span text:style-name="Emphasis">Position</text:span> tab (Figure <text:sequence-ref text:reference-format="value" text:ref-name="refFigure18">19</text:sequence-ref>) to fine tune the indentation and spacing of the list item symbol and the text of the list item. This tab is particularly effective when used in combination with the <text:span text:style-name="Emphasis">Customize</text:span> tab.</text:p>
      <text:p text:style-name="P45">You can adjust the following settings for each individual level or all levels at once (to make them all the same). It is generally easier to adjust the settings in the order given below, instead of the order on the dialog. That is, start from the overall indentation for the list elements, then fix the position of the symbols, and finally adjust the alignment of the symbols.</text:p>
      <text:list xml:id="list2140849574" text:style-name="List_20_1">
        <text:list-item text:start-value="1">
          <text:p text:style-name="P68"><text:span text:style-name="Strong_20_Emphasis">Numbering followed by</text:span>: the character to follow the numbering symbol (plus any characters—for example a punctuation mark—chosen on the <text:span text:style-name="Emphasis">Customize</text:span> tab to appear after the number). Choose between a tab stop, a space, or nothing. If you select the tab stop, you can specify the position of the tab.</text:p>
        </text:list-item>
        <text:list-item>
          <text:p text:style-name="P68"><text:span text:style-name="Strong_20_Emphasis">Indent at</text:span>: how much space is reserved for the numbering symbol, measured from the left page margin. The alignment of the first line of the list is also affected by any tab you may have set to follow the numbering.</text:p>
        </text:list-item>
        <text:list-item>
          <text:p text:style-name="P68"><text:span text:style-name="Strong_20_Emphasis">Aligned at</text:span>: the position of the numbering symbol, measured from the left margin of the page.</text:p>
        </text:list-item>
        <text:list-item>
          <text:p text:style-name="P68"><text:span text:style-name="Strong_20_Emphasis">Numbering alignment</text:span>: how the numbering (including any text before or after as set in the <text:span text:style-name="Emphasis">Customize</text:span> tab) will be aligned. The <text:span text:style-name="Emphasis">Aligned at</text:span> value determines the symbol alignment.</text:p>
        </text:list-item>
      </text:list>
      <text:list xml:id="list181755042777225" text:continue-list="list181755521955832" text:style-name="Heading_20_Tip">
        <text:list-item>
          <text:p text:style-name="P67">Tip</text:p>
        </text:list-item>
      </text:list>
      <text:p text:style-name="P25">In most circumstances, setting the <text:span text:style-name="Emphasis">Numbering followed by</text:span> distance to be equal to the <text:span text:style-name="Emphasis">Indent at</text:span> distance works well. See Figure <text:sequence-ref text:reference-format="value" text:ref-name="refFigure19">20</text:sequence-ref><text:s/>for a graphic representation of the effects of the above parameters.</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Figure <text:sequence text:ref-name="refFigure18" text:name="Figure" text:formula="ooow:Figure+1" style:num-format="1">19</text:sequence>: Position settings for a List style</text:p></draw:text-box></draw:frame></text:p>
      <text:list xml:id="list181755729614071" text:continue-numbering="true" text:style-name="Heading_20_Tip">
        <text:list-item>
          <text:p text:style-name="P67">Tip</text:p>
        </text:list-item>
      </text:list>
      <text:p text:style-name="P25">To fully appreciate how the Numbering alignment works, try to create a numbered list with more than ten elements and make sure that enough room has been made for numbers with two or more digits. You may also wish to right-align numbers 10 or greater, as in Figure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Figure <text:sequence text:ref-name="refFigure19" text:name="Figure" text:formula="ooow:Figure+1" style:num-format="1">20</text:sequence>: A numbered list of CD tracks highlighting the various elements</text:p></draw:text-box></draw:frame></text:p>
      <text:h text:style-name="P61" text:outline-level="3"><text:bookmark-start text:name="__RefHeading__45079_858869150"/>Customize tab<text:bookmark-end text:name="__RefHeading__45079_858869150"/></text:h>
      <text:p text:style-name="P32">Use the <text:span text:style-name="Emphasis">Customize</text:span> tab (Figure <text:sequence-ref text:reference-format="value" text:ref-name="refFigure20">21</text:sequence-ref>) to define the style of the outline levels. The options available on this tab depend on the type of marker selected for the list. First, on the left side, select the level you want to modify. To modify all ten levels at once, select 1 – 10 as the level. If you started from a predefined outline, some of the levels will already have settings.</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Figure <text:sequence text:ref-name="refFigure20" text:name="Figure" text:formula="ooow:Figure+1" style:num-format="1">21</text:sequence>: The Customize tab for a list style</text:p></draw:text-box></draw:frame></text:p>
      <text:p text:style-name="P45">Depending on the numbering style selected in the <text:span text:style-name="Emphasis">Number</text:span> box (bullet, graphic, numbering), some of the following options become available on the tab (not all are shown in the illustration):</text:p>
      <text:list xml:id="list1665271782" text:style-name="List_20_1">
        <text:list-item>
          <text:p text:style-name="P70"><text:span text:style-name="Strong_20_Emphasis">Show sublevels:</text:span> The number of previous levels to include in the numbering style. For example, if you enter "2" and the previous level uses the "A, B, C..." numbering style, the numbering scheme for the current level becomes: "A.1".</text:p>
        </text:list-item>
        <text:list-item text:start-value="1">
          <text:p text:style-name="P70"><text:span text:style-name="Strong_20_Emphasis">Before:</text:span> any text to appear before the number (for example, Step).</text:p>
        </text:list-item>
        <text:list-item>
          <text:p text:style-name="P70"><text:span text:style-name="Strong_20_Emphasis">After:</text:span> any text to appear after the number (for example, a punctuation mark).</text:p>
        </text:list-item>
        <text:list-item>
          <text:p text:style-name="P75"><text:span text:style-name="Strong_20_Emphasis">Start at:</text:span> the first value of the list (for example, to start the list at 4 instead of 1).</text:p>
        </text:list-item>
        <text:list-item>
          <text:p text:style-name="P68"><text:span text:style-name="Strong_20_Emphasis">Character Style:</text:span> the style to be used for the number or bullet.</text:p>
        </text:list-item>
        <text:list-item>
          <text:p text:style-name="P71">Character<text:span text:style-name="Strong_20_Emphasis"> Select </text:span>button: click to select the character for the bullet.</text:p>
        </text:list-item>
        <text:list-item>
          <text:p text:style-name="P68">Graphics <text:span text:style-name="Strong_20_Emphasis">Select </text:span>button: opens a list of available graphics (Gallery) or allows the selection of a file on the hard disk to be used as the list marker.</text:p>
        </text:list-item>
        <text:list-item>
          <text:p text:style-name="P68"><text:span text:style-name="Strong_20_Emphasis">Width</text:span> and <text:span text:style-name="Strong_20_Emphasis">Height</text:span>: the dimensions of the graphic marker.</text:p>
        </text:list-item>
        <text:list-item>
          <text:p text:style-name="P68"><text:span text:style-name="Strong_20_Emphasis">Keep ratio</text:span> option: fixes the ratio between the width and the height of the graphic marker.</text:p>
        </text:list-item>
        <text:list-item>
          <text:p text:style-name="P68"><text:span text:style-name="Strong_20_Emphasis">Alignment:</text:span> the alignment of the graphic object.</text:p>
        </text:list-item>
      </text:list>
      <text:p text:style-name="P8">The right-hand side of the dialog shows a preview of the modifications made.</text:p>
      <text:p text:style-name="P32">If you choose the <text:span text:style-name="Strong_20_Emphasis">Linked graphics</text:span> option in the <text:span text:style-name="Emphasis">Number</text:span> list, the graphic object is linked rather than embedded in the document. The bullet will not be displayed when the document is opened on a different computer (unless the same graphic file is located in the same location on both computers) or if the graphic file used is moved to a different location on the computer.</text:p>
      <text:p text:style-name="P8">To revert to the default values, click the Reset button in the bottom right corner. Finally, if you wish to use consecutive numbers regardless of the outline level, select the Consecutive numbering box at the bottom of the tab.</text:p>
      <text:h text:style-name="P55" text:outline-level="2"><text:bookmark-start text:name="__RefHeading__45083_858869150"/><text:soft-page-break/>Example: Creating a simple list style<text:bookmark-end text:name="__RefHeading__45083_858869150"/></text:h>
      <text:p text:style-name="P8">In this example, we will create a numbered list that is used to number the songs on a CD. The numbers are right-aligned, and some space is left between the number and the title of the track.</text:p>
      <text:p text:style-name="P8">As we want to reuse the same numbered list for other CDs, we will define a new list style and then apply it to the tracks list.</text:p>
      <text:h text:style-name="P61" text:outline-level="3"><text:bookmark-start text:name="__RefHeading__45085_858869150"/>Creating the CDTracks numbered list<text:bookmark-end text:name="__RefHeading__45085_858869150"/></text:h>
      <text:p text:style-name="P8">As for the previous example, start by clicking the <text:span text:style-name="Strong_20_Emphasis">List Styles</text:span> icon (fifth from the left) on the Styles deck. Then right-click anywhere in the list box and choose <text:span text:style-name="Strong_20_Emphasis">New</text:span>.</text:p>
      <text:p text:style-name="P8">The Numbering style dialog is displayed. For the CDTracks style, we need to customize fields in the <text:span text:style-name="Emphasis">Organizer</text:span>, <text:span text:style-name="Emphasis">Options</text:span>, and <text:span text:style-name="Emphasis">Position</text:span> tabs.</text:p>
      <table:table table:name="Table30" table:style-name="Table30">
        <table:table-column table:style-name="Table30.A"/>
        <table:table-column table:style-name="Table30.B"/>
        <table:table-header-rows>
          <table:table-row table:style-name="Table30.1">
            <table:table-cell table:style-name="Table30.A1" office:value-type="string">
              <text:p text:style-name="P27">Style fields</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Enter CDTrack</text:p>
          </table:table-cell>
        </table:table-row>
        <table:table-row table:style-name="Table30.1">
          <table:table-cell table:style-name="Table30.A3" office:value-type="string">
            <text:p text:style-name="P18">Kategorie</text:p>
          </table:table-cell>
          <table:table-cell table:style-name="Table30.B3" office:value-type="string">
            <text:p text:style-name="P18">Custom styles will be OK for us.</text:p>
          </table:table-cell>
        </table:table-row>
      </table:table>
      <text:p text:style-name="P45">Modify the options of the <text:span text:style-name="Emphasis">Customize</text:span> tab as follows:</text:p>
      <text:list xml:id="list861755688" text:style-name="Numbering_20_1">
        <text:list-item text:start-value="1">
          <text:p text:style-name="P77">In the <text:span text:style-name="Emphasis">Level</text:span> box, choose 1.</text:p>
        </text:list-item>
        <text:list-item>
          <text:p text:style-name="P76">In the <text:span text:style-name="Emphasis">Number</text:span> list, choose 1, 2, 3,....</text:p>
        </text:list-item>
        <text:list-item>
          <text:p text:style-name="P76">Leave the <text:span text:style-name="Emphasis">Before</text:span> and <text:span text:style-name="Emphasis">After</text:span> boxes empty.</text:p>
        </text:list-item>
        <text:list-item>
          <text:p text:style-name="P76">Leave the <text:span text:style-name="Emphasis">Character style</text:span> field as <text:span text:style-name="Strong_20_Emphasis">None</text:span>.</text:p>
        </text:list-item>
        <text:list-item>
          <text:p text:style-name="P76"><text:span text:style-name="Emphasis">Show sublevels</text:span> should be grayed out.</text:p>
        </text:list-item>
        <text:list-item>
          <text:p text:style-name="P76">Make sure <text:span text:style-name="Emphasis">Start</text:span> at is set to <text:span text:style-name="Strong_20_Emphasis">1</text:span>.</text:p>
        </text:list-item>
        <text:list-item>
          <text:p text:style-name="P76">Do <text:span text:style-name="Strong_20_Emphasis">not</text:span> select <text:span text:style-name="Strong_20_Emphasis">Consecutive numbering</text:span>.</text:p>
        </text:list-item>
      </text:list>
      <text:p text:style-name="P8">As discussed above, the numbered list will adopt the settings of the underlying paragraph style. If you want to use a special font, size or color for the numbering, you can create a character style and apply it in the <text:span text:style-name="Emphasis">Customize</text:span> tab.</text:p>
      <text:p text:style-name="P8">If you want the word Track to appear before the number, add it to the <text:span text:style-name="Emphasis">Before</text:span> field on the <text:span text:style-name="Emphasis">Customize</text:span> tab. Do not forget to add a space character to separate the word from the number.</text:p>
      <text:p text:style-name="P45">Set up the final parameters of the CDTracks list style on the <text:span text:style-name="Emphasis">Position</text:span> tab.</text:p>
      <text:list xml:id="list1928663875" text:style-name="Numbering_20_1">
        <text:list-item text:start-value="1">
          <text:p text:style-name="P76">In the <text:span text:style-name="Emphasis">Level</text:span> box, choose 1.</text:p>
        </text:list-item>
        <text:list-item>
          <text:p text:style-name="P76">For <text:span text:style-name="Emphasis">Numbering followed by</text:span>, choose <text:span text:style-name="Strong_20_Emphasis">Tab stop</text:span> and set it at <text:span text:style-name="Strong_20_Emphasis">4.0cm</text:span>.</text:p>
        </text:list-item>
        <text:list-item>
          <text:p text:style-name="P76">For <text:span text:style-name="Emphasis">Numbering alignment</text:span>, choose <text:span text:style-name="Strong_20_Emphasis">Right</text:span>.</text:p>
        </text:list-item>
        <text:list-item>
          <text:p text:style-name="P76">For <text:span text:style-name="Emphasis">Aligned at</text:span>, choose <text:span text:style-name="Strong_20_Emphasis">1.5cm</text:span>. (this refers to the alignment of the numbers)</text:p>
        </text:list-item>
        <text:list-item>
          <text:p text:style-name="P76">For <text:span text:style-name="Emphasis">Indent at</text:span>, choose <text:span text:style-name="Strong_20_Emphasis">4.0cm</text:span>. (This sets the indentation of the whole list.) Click <text:span text:style-name="Strong_20_Emphasis">OK</text:span> to finish.</text:p>
        </text:list-item>
      </text:list>
      <text:h text:style-name="P61" text:outline-level="3"><text:bookmark-start text:name="__RefHeading__45087_858869150"/>Applying the list style<text:bookmark-end text:name="__RefHeading__45087_858869150"/></text:h>
      <text:p text:style-name="P45">Now that the list style is available, it can be quickly applied to any list in the document:</text:p>
      <text:list xml:id="list871943106" text:style-name="Numbering_20_1">
        <text:list-item>
          <text:p text:style-name="P76">If you are starting a new list, before pressing <text:span text:style-name="Keystroke">Enter</text:span> to start a new line, double-click the desired list style name in the Styles deck.</text:p>
        </text:list-item>
        <text:list-item>
          <text:p text:style-name="P76">If you already have a list, select it and then double-click the desired list style name in the Styles deck.</text:p>
        </text:list-item>
      </text:list>
      <text:list xml:id="list181754129209891" text:continue-list="list181754528598471" text:style-name="Heading_20_Note">
        <text:list-item>
          <text:p text:style-name="P63"><text:soft-page-break/>Poznámka</text:p>
        </text:list-item>
      </text:list>
      <text:p text:style-name="P25">Remember that applying a list style does not affect the characteristics of the underlying paragraph; therefore you may want to check if you are satisfied with the paragraph style before applying the list style.</text:p>
      <text:p text:style-name="P8">If you have more than one list in a document, the second and subsequent lists with the same style continue their numbering from the previous list. To restart at 1, place the cursor anywhere in the paragraph you want numbered 1, right-click, and choose <text:span text:style-name="Strong_20_Emphasis">Restart numbering</text:span> in the context menu.</text:p>
      <text:p text:style-name="P8"><text:bookmark-start text:name="__RefHeading__5648_15665686441"/>To stop using numbering, click the <text:span text:style-name="Strong_20_Emphasis">Toggle Numbered List</text:span> icon on the Formatting toolbar. The final result is illustrated in Figure <text:sequence-ref text:reference-format="value" text:ref-name="refFigure19">20</text:sequence-ref><text:s/>on pag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Working with list style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9  Working with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9  Working with Styl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9  Working with Styl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Chapter 9  Working with Styles</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